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090b30" style:font-weight-asian="bold" style:font-weight-complex="bold"/>
    </style:style>
    <style:style style:name="P3" style:family="paragraph" style:parent-style-name="Standard">
      <style:paragraph-properties fo:text-align="justify" style:justify-single-word="false"/>
      <style:text-properties fo:font-weight="bold" officeooo:paragraph-rsid="00291ca5" style:font-weight-asian="bold" style:font-weight-complex="bold"/>
    </style:style>
    <style:style style:name="P4" style:family="paragraph" style:parent-style-name="Standard">
      <style:paragraph-properties fo:text-align="justify" style:justify-single-word="false"/>
      <style:text-properties fo:font-weight="normal" officeooo:paragraph-rsid="000626dd" style:font-weight-asian="normal" style:font-weight-complex="normal"/>
    </style:style>
    <style:style style:name="P5" style:family="paragraph" style:parent-style-name="Standard">
      <style:paragraph-properties fo:text-align="justify" style:justify-single-word="false"/>
      <style:text-properties fo:font-weight="normal" officeooo:paragraph-rsid="00090b30" style:font-weight-asian="normal" style:font-weight-complex="normal"/>
    </style:style>
    <style:style style:name="P6" style:family="paragraph" style:parent-style-name="Standard">
      <style:paragraph-properties fo:text-align="justify" style:justify-single-word="false"/>
      <style:text-properties fo:font-weight="normal" officeooo:paragraph-rsid="00291ca5"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ff4500" loext:char-shading-value="0"/>
    </style:style>
    <style:style style:name="T3" style:family="text">
      <style:text-properties fo:background-color="#ff4500" loext:char-shading-value="0"/>
    </style:style>
    <style:style style:name="T4" style:family="text">
      <style:text-properties officeooo:rsid="00090b30"/>
    </style:style>
    <style:style style:name="T5" style:family="text">
      <style:text-properties officeooo:rsid="000b81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arrollos pasados, presentes y futuros en modelos genómicos de un solo paso</text:p>
      <text:p text:style-name="P1"/>
      <text:p text:style-name="P4"><text:span text:style-name="T1">Introducción</text:span> </text:p>
      <text:p text:style-name="P4"/>
      <text:p text:style-name="P4"><text:span text:style-name="T3">El mejor predictor lineal imparcial genómico de un solo paso (ssGBLUP) se convirtió en la metodología más popular para las evaluaciones genéticas, incluidos los individuos genotipados y no genotipados. Desde su desarrollo temprano a principios de la década de 2010, se ha demostrado que produce valores de reproducción estimados precisos en animales, plantas y humanos</text:span>. Este estudio tuvo como objetivo revisar la historia de las evaluaciones genómicas de un solo paso y brindar información sobre el futuro de las evaluaciones genéticas de un solo paso.</text:p>
      <text:p text:style-name="P4"/>
      <text:p text:style-name="P5"><text:span text:style-name="T1">Preludios de evaluaciones genéticas de un solo paso</text:span> </text:p>
      <text:p text:style-name="P5"/>
      <text:p text:style-name="P5">Según la teoría genética clásica (Fisher 1919), el fenotipo de un individuo (y<text:span text:style-name="T4">i</text:span>) se explica por una media poblacional general <text:span text:style-name="T4">(u), su merito genético (gi) más un termino de error (ei):</text:span></text:p>
      <text:p text:style-name="P5"/>
      <text:p text:style-name="P5">…</text:p>
      <text:p text:style-name="P5"/>
      <text:p text:style-name="P5">Además, su mérito genético es igual a la suma de l<text:span text:style-name="T4">os efectos</text:span> aditivo (<text:span text:style-name="T4">ui</text:span>), dominan<text:span text:style-name="T4">cia</text:span> (<text:span text:style-name="T4">di</text:span>) ,y epistáticos (ε<text:span text:style-name="T4">i</text:span>) (Falconer y Mackay, 1996 ):</text:p>
      <text:p text:style-name="P5"/>
      <text:p text:style-name="P5">…</text:p>
      <text:p text:style-name="P5"/>
      <text:p text:style-name="P5">Dada la, en general, pequeña magnitud de la dominancia y los efectos epistáticos, gi ≈ ui, y en consecuencia:</text:p>
      <text:p text:style-name="P5"/>
      <text:p text:style-name="P5">…</text:p>
      <text:p text:style-name="P5"/>
      <text:p text:style-name="P5">donde ui es el valor de cría del i individuo. Por lo tanto, si se conocen los efectos aditivos en los loci de rasgos cuantitativos (QTL), el valor genético del individuo se puede obtener con precisión a partir de (Fernando y Grossman 1989):</text:p>
      <text:p text:style-name="P5"/>
      <text:p text:style-name="P5">…</text:p>
      <text:p text:style-name="P5"/>
      <text:p text:style-name="P5">… . <text:span text:style-name="T3">Sin embargo, se desconocen los genotipos en el QTL y, por lo tanto, la Ecuación (4) no se puede utilizar con fines de estimación</text:span>. <text:span text:style-name="T3">A principios de la década de 2000, la disponibilidad de paneles de miles de polimorfismos de un solo nucleótido (SNP) y el estudio pionero de Meuwissen et al. (2001) alentó el uso de información genómica para evaluaciones genéticas. Dada la gran cantidad de SNP, se espera que estén en desequilibrio de ligamiento (LD) con el QTL afectando un rasgo específico (Meuwissen et al. 2001). Por lo tanto, los valores genéticos de los animales se pueden obtener de</text:span>:</text:p>
      <text:p text:style-name="P5"/>
      <text:p text:style-name="P5">…</text:p>
      <text:p text:style-name="P5"/>
      <text:p text:style-name="P5">donde aj es el efecto del jth SNP en el panel. <text:span text:style-name="T3">Entonces, la ecuación conceptual (5) conduce a dos familias de modelos estadísticos equivalentes, conocidos como mejor predictor lineal imparcial genómico (GBLUP) y mejor predictor lineal imparcial de polimorfismo de nucleótido único (SNP-BLUP)</text:span> (Strand en y Garrick 2009) . <text:span text:style-name="T3">La estructura de los modelos GBLUP es</text:span>:</text:p>
      <text:p text:style-name="P5"/>
      <text:p text:style-name="P5">…</text:p>
      <text:p text:style-name="P5"><text:soft-page-break/></text:p>
      <text:p text:style-name="P5">donde y es el vector de fenotipos, u es el vector de valores genéticos, e es el vector de errores, W es una matriz de diseño, <text:span text:style-name="T3">G es la matriz de relaciones genómicas</text:span> y <text:span text:style-name="T5">s</text:span>2u es la varianza genética aditiva. <text:span text:style-name="T3">Por otro lado, la estructura de la familia de modelos SNP-BLUP es</text:span>:</text:p>
      <text:p text:style-name="P5"/>
      <text:p text:style-name="P5">…</text:p>
      <text:p text:style-name="P5"/>
      <text:p text:style-name="P5">donde Z es la matriz de contenido de SNP centrada, a es el vector de efectos de SNP, D es la matriz de covarianza para los efectos de marcador y <text:span text:style-name="T5">s</text:span>2a es la varianza de SNP. <text:span text:style-name="T3">Al comparar las Ecuaciones (6) y (7), el lector puede notar que ambos modelos son equivalentes cuando … </text:span>. Para la mayoría de <text:span text:style-name="T5">aplicaciones, ...</text:span>, donde pi es la frecuencia del alelo menor en el i-ésimo SNP (VanRaden 2008). Análogamente a la equivalencia entre las Ecuaciones (6) y (7), existen dos familias de modelos de un solo paso.</text:p>
      <text:p text:style-name="P5"/>
      <text:p text:style-name="P5">Aunque las Ecuaciones (6) y (7) son simples, no se usaron de inmediato porque solo una pequeña porción de los animales de las poblaciones de ganado tenían genotipos disponibles debido al alto costo de genotipado. <text:span text:style-name="T3">Dado que la mayoría de los animales no tenían genotipo, se necesitaban métodos para incorporar la información genómica de un pequeño grupo de animales para las evaluaciones genéticas</text:span>.</text:p>
      <text:p text:style-name="P5"/>
      <text:p text:style-name="P5"><text:span text:style-name="T3">Antes del desarrollo de las metodologías de un solo paso, la selección genómica se realizaba mediante los llamados procedimientos de múltiples pasos </text:span>(p. ej., Boichard et al. 2002; Cole et al. 2009; Harris y Johnson 2010). Además de sus diferencias en los detalles y la implementación, <text:span text:style-name="T3">la mayoría de las evaluaciones genéticas de múltiples pasos involucran los siguientes pasos: (i) ejecutar una evaluación genética basada en pedigrí, (ii) obtener pseudo-fenotipos para animales genotipados como desviaciones en el rendimiento de hijas ( DYD), pruebas desregresivas (DRP) o valores genéticos estimados ajustados (EBV), (iii) calcular valores genómicos directos (DGV) para animales genotipados utilizando un modelo genómico basado en los pseudofenotipos obtenidos en el paso anterior y (iv) combinar EBV y DGV para animales genotipados utilizando una metodología de índice de selección</text:span>.</text:p>
      <text:p text:style-name="P5"/>
      <text:p text:style-name="P5"><text:span text:style-name="T3">A pesar de su fácil implementación, las evaluaciones genéticas de múltiples pasos tienen varios inconvenientes. Estas desventajas incluyen predicciones sesgadas o inexactas para animales con genotipo, ausencia de ganancia en precisión para animales sin genotipo e incompatibilidad entre los valores genéticos estimados para animales con genotipo y sin genotipo</text:span>. Remitimos al lector a Misztal et al. (2009) y Patry y Ducrocq (2011) para más detalles sobre estas desventajas.</text:p>
      <text:p text:style-name="P5"/>
      <text:p text:style-name="P2">Historia y teoría de las evaluaciones genéticas de un solo paso</text:p>
      <text:p text:style-name="P5"/>
      <text:p text:style-name="P2">- Primeras etapas</text:p>
      <text:p text:style-name="P5"/>
      <text:p text:style-name="P5"><text:span text:style-name="T3">Dadas las desventajas de las evaluaciones genéticas de varios pasos, Misztal et al. (2009) propusieron incluir tanto animales con genotipo como sin genotipo en una sola evaluación genética reemplazando la matriz de relación del numerador (A) con una nueva matriz de covarianza (H) que combina relaciones genómicas y de pedigrí. Con tal matriz, los valores genéticos estimados para animales genotipados y no genotipados se pueden obtener a partir del siguiente modelo</text:span>:</text:p>
      <text:p text:style-name="P5"/>
      <text:p text:style-name="P5">…</text:p>
      <text:p text:style-name="P5"/>
      <text:p text:style-name="P5"><text:span text:style-name="T3">Sin embargo, Legarra et al. (2009) notaron que H no era una matriz de covarianza adecuada porque puede no ser semidefinida positiva. Además, la derivación de Misztal et al. (2009) no consideró la </text:span><text:soft-page-break/><text:span text:style-name="T3">distribución de los valores genéticos de los animales sin genotipo condicionados a los valores genéticos de los animales genotipados. En consecuencia, Legarra et al. (2009) propusieron la matriz de covarianza H de un solo paso utilizada actualmente, que tiene la siguiente estructura</text:span>:</text:p>
      <text:p text:style-name="P5"/>
      <text:p text:style-name="P5">…</text:p>
      <text:p text:style-name="P5"/>
      <text:p text:style-name="P5"><text:span text:style-name="T3">donde los subíndices 1 y 2 representan los bloques correspondientes a los animales no genotipados y genotipados, respectivamente. Siendo u1 y u2 el vector de valores genéticos para animales no genotipados y genotipados, respectivamente, la estructura de H representa la covarianza de la distribución condicional de u1 sobre u2 , dado que u2 fue actualizado por la información del marcador</text:span>. Henderson (1975) utilizó una estructura de este tipo para modelar los efectos de la selección, que se remonta a Pearson (1903).</text:p>
      <text:p text:style-name="P5"/>
      <text:p text:style-name="P5"><text:span text:style-name="T3">Desde Legarra et al. (2009) definieron correctamente la matriz de covarianza conjunta para animales genotipados y no genotipados, los MME para una evaluación genética de un solo paso con el modelo (8) son</text:span>:</text:p>
      <text:p text:style-name="P5"/>
      <text:p text:style-name="P5">…</text:p>
      <text:p text:style-name="P5"/>
      <text:p text:style-name="P5"><text:span text:style-name="T3">Tenga en cuenta que se necesita el inverso de H en (10)</text:span>. Sin embargo, cuando se desarrolló el paso único, su estructura algebraica seguía siendo desconocida. Aunque Misztal et al. (2009) propusieron diferentes enfoques computacionales para versiones alteradas de (10) sin requerir H-1 , ninguno de ellos fue tan eficiente computacionalmente como las ecuaciones Ecuación (10).</text:p>
      <text:p text:style-name="P5"/>
      <text:p text:style-name="P5"><text:span text:style-name="T3">Sin embargo, Aguilar et al. (2010) y Christensen y Lund (2010) descubrieron que la estructura de H-1 era más simple que la estructura de H. Los autores encontraron que la expresión algebraica de H-1 es</text:span>:</text:p>
      <text:p text:style-name="P5"/>
      <text:p text:style-name="P5">…</text:p>
      <text:p text:style-name="P5"/>
      <text:p text:style-name="P5">donde, en adelante, el superíndice ij de una matriz se refiere al bloque ij de su inversa. <text:span text:style-name="T3">Debido a su estructura simple, la matriz anterior permite usar la Ecuación (10) para varios modelos para evaluaciones genéticas de rutina</text:span>. <text:span text:style-name="T3">La matriz de relación genómica es singular cuando el número de animales genotipados supera el número de marcadores, y en presencia de clones o gemelos monocigóticos. Por lo tanto, se agrega una pequeña fracción de una matriz definida positiva a G para garantizar su no singularidad en un procedimiento conocido como combinación (VanRaden 2008)</text:span>. En ssGBLUP, la opción más común para combinar es ... , donde … . Una alternativa menos común pero computacionalmente más eficiente es usar la matriz identidad en lugar de A22. Cuando la opción es A22, el modelo genómico subyacente es equivalente a un modelo de efectos de marcador con un efecto poligénico residual (RPG) con una matriz de covarianza igual a A22 (Christensen y Lund 2010). </text:p>
      <text:p text:style-name="P5"/>
      <text:p text:style-name="P2">- La compatibilidad entre la información genómica y pedigrí</text:p>
      <text:p text:style-name="P5"/>
      <text:p text:style-name="P5"><text:span text:style-name="T3">Las primeras aplicaciones de ssGBLUP a conjuntos de datos comerciales revelaron la presencia de inflación en el GEBV para animales genotipados (Forni et al. 2011; Christensen et al. 2012). Además, Aguilar et al. (2010) implícitamente lo reconocieron y propusieron un factor de escala para reducir la sobreestimación de GEBV</text:span>. <text:span text:style-name="T3">Vitezica et al. (2011) y Christensen (2012) identificaron que el origen del problema estaba en la diferencia entre la base genética del pedigrí y las matrices de relación genómica. Dado que los animales genotipados no fueron genotipados al azar, su población base fue diferente de la población base del pedigrí. En consecuencia, esto generó incompatibilidad entre G y A22. <text:s/>Para superar </text:span><text:soft-page-break/><text:span text:style-name="T3">esta incompatibilidad, Vitezica et al. (2011) propusieron ajustar la base genética de G a la de A22 , resultando en</text:span>:</text:p>
      <text:p text:style-name="P5"/>
      <text:p text:style-name="P5">…</text:p>
      <text:p text:style-name="P5"/>
      <text:p text:style-name="P5">donde ... , es decir, la diferencia promedio entre A22 y G. Algunas implementaciones pueden usar ... en lugar de la Ecuación (12). Este es el método propuesto por Powell et al. (2010), muy relacionado con el propuesto por Vitezica et al. (2011).</text:p>
      <text:p text:style-name="P5"/>
      <text:p text:style-name="P5">Christensen (2012) presentó dos enfoques diferentes para asegurar la compatibilidad entre las matrices de relación genómica y pedigrí. El primero sigue las ideas de Vitezica et al. (2011) de ajustar G. Propuso ajustar la base genética de G usando una regresión simple de la forma:</text:p>
      <text:p text:style-name="P5"/>
      <text:p text:style-name="P5">…</text:p>
      <text:p text:style-name="P5"/>
      <text:p text:style-name="P5">Como menciona el autor, los coeficientes se pueden estimar ya sea por mínimos cuadrados (VanRaden 2008) o igualando los promedios de las matrices y sus diagonales (Christensen et al. 2012; Gao et al. 2012). Resulta que tanto el método de Vitezica et al. (2011) y Christensen (2012) son idénticos cuando ... y … .</text:p>
      <text:p text:style-name="P5"/>
      <text:p text:style-name="P5">El segundo enfoque propuesto por Christensen (2012) consistió en ajustar la relación completa del numerador A a la base genética de G. El autor afirmó que tal enfoque depende de dos parámetros, ... y ..., que se pueden estimar por máxima verosimilitud. Después de ser estimado, A se modifica de tal manera que ... , y G se calcula como ... .</text:p>
      <text:p text:style-name="P5"/>
      <text:p text:style-name="P5"><text:span text:style-name="T3">Para generalizar el método de Christensen (2012), Legarra et al. (2015) introdujeron el concepto de metafundadores. Definieron a los metafundadores como pseudo-individuos que relacionan a los fundadores de pedigrí con diferentes poblaciones. Para utilizar metafundadores en un solo paso, se construye la matriz de relaciones genómicas con frecuencias alélicas iguales a 0,5, y se modifica la matriz de relaciones del numerador incluyendo un parámetro multidimensional, denominado … . La matriz H-1 con metafundadores es</text:span>:</text:p>
      <text:p text:style-name="P5"/>
      <text:p text:style-name="P5">…</text:p>
      <text:p text:style-name="P5"/>
      <text:p text:style-name="P5">donde el subíndice ... denota que se construyó una matriz usando metafundadores, y el subíndice 0.5 denota que se calculó con frecuencias alélicas iguales a 0.5. En las evaluaciones genéticas con metafundadores, ... refleja la covarianza entre las frecuencias alélicas en las poblaciones base y se puede estimar a partir de la información genómica y de pedigrí (Garcia-Bacino et al. 2017). En el caso de metafundador único, ..., y el planteamiento de Legarra et al. (2015) es igual al método de Christensen (2012). <text:span text:style-name="T3">Como pueden relacionar poblaciones base no relacionadas a priori, los metafundadores son especialmente útiles para las evaluaciones genómicas multirraciales de un solo paso (Junqueira et al. 2020; Kluska et al. 2021)</text:span>.</text:p>
      <text:p text:style-name="P5"/>
      <text:p text:style-name="P2">- Pedigríes faltantes</text:p>
      <text:p text:style-name="P5"/>
      <text:p text:style-name="P5">Las evaluaciones genéticas utilizan grupos de padres desconocidos (UPG) para modelar pedigríes faltantes para modelos animales clásicos. Las UPG se pueden ajustar como covariables en la ecuación del modelo (Westell et al. 1988) o modificando la inversa de la matriz de covarianza para los efectos aleatorios (Quaas 1988). Este segundo enfoque es más utilizado que el primero debido a su eficiencia <text:soft-page-break/>computacional y es el elegido cuando se modelan los pedigríes faltantes en ssGBLUP. En su introducción, Misztal, Vitezica et al. (2013) señalaron que las evaluaciones genómicas de un solo paso tenían problemas cuando UPG modelaba los pedigríes faltantes. Afirmaron que, en ese momento, las implementaciones comerciales de ssGBLUP con UPG mostraron cambios significativos en la clasificación de los candidatos de selección, una tasa de convergencia deficiente y soluciones UPG sesgadas cuando se ajustaron según lo sugerido por Quaas (1988). Sin embargo, estos problemas no se observaron cuando las UPG se incluyeron como una covariable separada en la ecuación del modelo. Así, Misztal, Vitezica et al. (2013) aplicaron la transformación de Quaas-Pollack (Quaas y Pollak 1981) a las ecuaciones del modelo con UPG como covariables explícitas para derivar un solo paso con UPG. Manteniendo el modelo en la Ecuación (8), los MME para ssGBLUP con UPG son:</text:p>
      <text:p text:style-name="P5"/>
      <text:p text:style-name="P5">…</text:p>
      <text:p text:style-name="P5"/>
      <text:p text:style-name="P2">- Precisiones individuales</text:p>
      <text:p text:style-name="P5"/>
      <text:p text:style-name="P5">La precisión del GEBV de un individuo se define como la correlación entre el valor genético estimado y el real bajo un muestreo repetido conceptual. Según la teoría BLUP (Henderson 1984, p. 41), las precisiones individuales pueden obtenerse en función de los elementos diagonales de la inversa de la matriz de coeficientes en la Ecuación (10). Es necesario utilizar métodos de aproximación cuando la matriz de coeficientes es demasiado grande para invertirla. La mayoría de los métodos de aproximación tienen los siguientes pasos: (i) calcular las precisiones para un modelo sin información genómica, (ii) calcular las precisiones genómicas, (iii) eliminar el doble conteo de información (es decir, fenotipos de parientes genotipados), y (iv) propagar información genómica a animales no genotipados.</text:p>
      <text:p text:style-name="P5"/>
      <text:p text:style-name="P5">Misztal, Tsuruta et al. (2013) propusieron calcular la cantidad de información bajo modelos ssGBLUP a partir de la diagonal de la matriz:</text:p>
      <text:p text:style-name="P5"/>
      <text:p text:style-name="P5">…</text:p>
      <text:p text:style-name="P5"/>
      <text:p text:style-name="P5">donde E es una matriz diagonal de número efectivo de registros o contribuciones efectivas de registros, y a es la relación entre el error y la varianza genética. El número efectivo de registros se obtiene a partir de las precisiones del pedigrí de los animales genotipados. Después de calcular el i-ésimo animal genotipado se calcula como ... . Las precisiones para los animales sin genotipo se obtienen luego actualizando las contribuciones efectivas del registro con pesos derivados de la precisión calculada para los animales con genotipo.</text:p>
      <text:p text:style-name="P5"/>
      <text:p text:style-name="P5">En lugar de invertir la Ecuación (16), Liu et al. (2017) propusieron calcular las precisiones genómicas con base en un modelo SNP-BLUP y eliminar el doble conteo de información al derivar pesos de las precisiones del pedigrí calculadas solo con animales con genotipo. En su estudio, también propusieron factores de ajuste para evitar la sobreestimación de la precisión. Estos factores se pueden calcular mediante validación cruzada a partir de datos anteriores. Edel et al. (2019) sugirieron una estrategia similar con pasos adicionales para simplificar la estructura de las matrices a invertir. La tarea que consume más tiempo para estos métodos es el cálculo de las precisiones genómicas; por lo tanto, se desarrollaron diferentes estrategias para reducir dicho tiempo (Ben Zaabza et al. 2020, 2021; Bermann, Lourenco et al. 2021).</text:p>
      <text:p text:style-name="P5"/>
      <text:p text:style-name="P2">- Efectos de marcador en ssGBLUP</text:p>
      <text:p text:style-name="P5"/>
      <text:p text:style-name="P5"><text:soft-page-break/>Por la equivalencia entre SNP-BLUP y GBLUP, los efectos de marcador del primero se pueden obtener como una función lineal del GEBV del segundo y viceversa. <text:span text:style-name="T3">Manteniendo la notación de las Ecuaciones (6) y (7), el BLUP para los efectos del marcador (a) se puede calcular como</text:span> (Stranden y Garrick 2009):</text:p>
      <text:p text:style-name="P5"/>
      <text:p text:style-name="P5">…</text:p>
      <text:p text:style-name="P5"/>
      <text:p text:style-name="P5"><text:span text:style-name="T3">donde u es el BLUP del vector de valores genéticos. En un solo paso, dado que el modelo estadístico está condicionado a la información genómica, la Ecuación (17) se puede utilizar para estimar los efectos del marcador. Sin embargo, la matriz de relaciones genómicas en ssGBLUP generalmente se combina y ajusta. Si se aplica la afinación antes de la mezcla, G se sobrescribe como</text:span>:</text:p>
      <text:p text:style-name="P5"/>
      <text:p text:style-name="P5">…</text:p>
      <text:p text:style-name="P5"/>
      <text:p text:style-name="P5">Entonces, la Ecuación (17) se modifica de la siguiente manera:</text:p>
      <text:p text:style-name="P5"/>
      <text:p text:style-name="P5">…</text:p>
      <text:p text:style-name="P5"/>
      <text:p text:style-name="P5"><text:span text:style-name="T3">En un solo paso, las estimaciones de los efectos de los marcadores tienen un doble propósito. Para las evaluaciones genéticas, se pueden usar de forma rutinaria para calcular predicciones intermedias o indirectas, mientras que también se pueden usar para estudios de asociación del genoma completo (GWAS)</text:span>.</text:p>
      <text:p text:style-name="P5"/>
      <text:p text:style-name="P5">Cuando nuevos animales genotipados sin fenotipos o descendencia ingresan a la base de datos entre las evaluaciones genéticas, las predicciones indirectas (PI) estiman sus valores genéticos sin realizar la evaluación genética completa; por lo tanto, ahorrando tiempo de computación. Supongamos que estos animales genotipificados tienen una matriz de contenido de SNP Zip centrada con las mismas frecuencias alélicas que en la evaluación genética original, el GEBV de los animales pronosticados indirectamente es:</text:p>
      <text:p text:style-name="P5"/>
      <text:p text:style-name="P5">…</text:p>
      <text:p text:style-name="P5"/>
      <text:p text:style-name="P5"><text:span text:style-name="T3">Un inconveniente significativo de los métodos GWAS estándar es que solo se pueden usar individuos con genotipo (es decir, EMAXX de Kang et al. 2008 ; Kang et al. 2010 ). Dado que la cantidad de animales con genotipo en las poblaciones de ganado puede ser pequeña, los GWAS para especies de ganado sufren de falta de poder estadístico y grandes errores estándar asociados con la detección de QTL. Así, Wang et al. ( 2012 ) sugirió usar un solo paso para GWAS, desarrollando un método llamado GWAS de un solo paso (ssGWAS). Esto permite incluir registros para animales sin genotipo y utilizar modelos complejos y de características múltiples</text:span>. El método funciona de la siguiente manera:</text:p>
      <text:p text:style-name="P5"/>
      <text:p text:style-name="P5">…</text:p>
      <text:p text:style-name="P5"/>
      <text:p text:style-name="P6"><text:span text:style-name="T1">- Efectos de marcador de modelos equivalentes</text:span> </text:p>
      <text:p text:style-name="P6"/>
      <text:p text:style-name="P6"><text:span text:style-name="T3">En cuanto a la equivalencia entre GBLUP y SNP-BLUP, existen dos familias de modelos equivalentes a ssGBLUP que estiman los efectos del marcador en lugar de los valores genéticos de los animales o ambos efectos juntos. Con la intención de presentar estrategias computacionales para mejorar las evaluaciones genómicas de un solo paso, Legarra y Ducrocq ( 2012 ) propusieron varios modelos equivalentes a ssGBLUP. A partir de su trabajo, se desarrollaron dos familias de modelos de un solo </text:span><text:soft-page-break/><text:span text:style-name="T3">paso de efectos de marcador: la denominada regresión bayesiana de un solo paso (ssBR; Fernando et al. 2014 ) y SNP-BLUP de un solo paso (ssSNP-BLUP; Liu et al. . 2014 , Taskinen et al. 2017 )</text:span>.</text:p>
      <text:p text:style-name="P6"/>
      <text:p text:style-name="P6">…</text:p>
      <text:p text:style-name="P6"/>
      <text:p text:style-name="P3">- Evaluaciones genéticas a gran escala</text:p>
      <text:p text:style-name="P6"/>
      <text:p text:style-name="P6"><text:span text:style-name="T3">En las primeras etapas de la implementación de evaluaciones genómicas de un solo paso, la Ecuación (11) era fácil de calcular y conectar al MME. Siguiendo las reglas de Henderson (Henderson 1976; Quaas 1976), A-1 es fácil de calcular para cualquier número de animales, y G y A22 fueron fáciles de construir, este último por Colleau (2002), e invertir debido al pequeño número de animales genotipados. A medida que crecía el número de animales genotipados, la inversión de ambas matrices se volvió inviable dados los recursos computacionales habituales para las evaluaciones genéticas</text:span>.</text:p>
      <text:p text:style-name="P6"/>
      <text:p text:style-name="P6"/>
      <text:p text:style-name="P6">…</text:p>
      <text:p text:style-name="P6"/>
      <text:p text:style-name="P6"/>
      <text:p text:style-name="P3">- Estimación de componentes de varianza</text:p>
      <text:p text:style-name="P6"/>
      <text:p text:style-name="P6"><text:span text:style-name="T3">Dado que la estructura del modelo de ssGBLUP es la misma que la del modelo animal pero reemplazando A-1 por H-1, en ssGBLUP se puede emplear cualquier método para estimar los componentes de la varianza y las confiabilidades aplicadas al modelo animal</text:span>. Remitimos al lector a Hofer (1998) para una revisión de estos métodos.</text:p>
      <text:p text:style-name="P6"/>
      <text:p text:style-name="P6">Cuando todos los animales están genotipados, los componentes de varianza obtenidos de un GBLUP son iguales a los calculados sin información genómica cuando el número de marcadores aumenta hacia el infinito y la información del pedigrí es completa (Cuyabano et al. 2018). Dado un número finito de marcadores, Cuyabano et al. (2018) demostraron que la heredabilidad calculada con un modelo GBLUP probablemente esté subestimada porque los marcadores no capturan toda la variación genética. Aunque no está probado y una prueba formal estaría fuera del alcance de esta revisión, esperamos que con la mezcla o un efecto poligénico residual, los componentes de la varianza calculados con un modelo ssGBLUP no deberían estar sesgados (Cesarani, Pocrnic et al. . 2019). Además, los componentes de la varianza estimados deben coincidir con los estimados con un modelo animal, sujeto a la integridad del pedigrí y al tamaño de la muestra. En la práctica, las estimaciones pueden coincidir o no (Hidalgo et al. 2020) según el modelo estadístico, el tamaño de la muestra, la selección y las estrategias de genotipado. Estas hipótesis deberían ser válidas para cualquier método de estimación de componentes de varianza dada su convergencia.</text:p>
      <text:p text:style-name="P6"/>
      <text:p text:style-name="P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 svg:font-family="'Droid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30T03:09:40.788137873</meta:creation-date>
    <meta:generator>LibreOffice/6.0.7.3$Linux_X86_64 LibreOffice_project/00m0$Build-3</meta:generator>
    <dc:date>2022-03-30T07:49:09.756448938</dc:date>
    <meta:editing-duration>PT2H48M</meta:editing-duration>
    <meta:editing-cycles>34</meta:editing-cycles>
    <meta:document-statistic meta:table-count="0" meta:image-count="0" meta:object-count="0" meta:page-count="7" meta:paragraph-count="77" meta:word-count="3274" meta:character-count="20386" meta:non-whitespace-character-count="17184"/>
  </office:meta>
</office:document-meta>
</file>